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f285b" officeooo:paragraph-rsid="001f285b"/>
    </style:style>
    <style:style style:name="P2" style:family="paragraph" style:parent-style-name="Standard">
      <style:paragraph-properties fo:text-align="center" style:justify-single-word="false"/>
      <style:text-properties fo:font-size="14pt" officeooo:rsid="001f285b" officeooo:paragraph-rsid="001f285b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285b" officeooo:paragraph-rsid="001f285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f285b" officeooo:paragraph-rsid="001f285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285b" officeooo:paragraph-rsid="002138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1386f" officeooo:paragraph-rsid="002138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3c84b" officeooo:paragraph-rsid="0024f7a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4f7ad" officeooo:paragraph-rsid="0024f7a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5c839" officeooo:paragraph-rsid="0025c83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5c839" officeooo:paragraph-rsid="00262da7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4f7ad" officeooo:paragraph-rsid="0024f7a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5c839" officeooo:paragraph-rsid="0025c839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c839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officeooo:rsid="0021386f"/>
    </style:style>
    <style:style style:name="T5" style:family="text">
      <style:text-properties officeooo:rsid="0022054b"/>
    </style:style>
    <style:style style:name="T6" style:family="text">
      <style:text-properties officeooo:rsid="0024f7ad"/>
    </style:style>
    <style:style style:name="T7" style:family="text">
      <style:text-properties officeooo:rsid="0025c839"/>
    </style:style>
    <style:style style:name="T8" style:family="text">
      <style:text-properties officeooo:rsid="00262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LINUX FROM SCRATCH</text:span> </text:p>
      <text:p text:style-name="P1"/>
      <text:p text:style-name="P2">DUY LE-DINH</text:p>
      <text:p text:style-name="P2">Student Nr: 1403722</text:p>
      <text:p text:style-name="P2"/>
      <text:p text:style-name="P3">HELSINKI METROPOLIA UNIVERSITY OF APPLIED SCIENCE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. <text:span text:style-name="T1">INTRODUCTION</text:span></text:p>
      <text:p text:style-name="P11">This special report <text:span text:style-name="T7">tell the story of building my own version of Linux. It contains materials and experiences that help other people understand what I have done and provide enough information to help other people build their own version if wish. </text:span></text:p>
      <text:p text:style-name="P12"><text:span text:style-name="T1">Warning</text:span>: This is not only just a personal project but also a school project. There will be a lot of academic stuff and things that are very typical “schooled”. However, I encourage you to read them as well, they are good, though. </text:p>
      <text:p text:style-name="P9"><text:span text:style-name="T1"/></text:p>
      <text:p text:style-name="P9"><text:span text:style-name="T1"/></text:p>
      <text:p text:style-name="P4">1. Why Linux from Scratch</text:p>
      <text:p text:style-name="P7">I have been dreamed about building my own version of operating system since I was a little child. Unfortunately, due to the lack of knowledge and English language barrier, I haven’t had a chance to do it before, <text:span text:style-name="T6">but now I have enough skills to actually do it. That’s why I decided to do this project. </text:span></text:p>
      <text:p text:style-name="P7"><text:span text:style-name="T6">Building your own Linux Version is a great way to learn and understand what go under the system and how Linux distros are being developed. At the same time, it is also a great way to practice Unix Shell. </text:span></text:p>
      <text:p text:style-name="P7"/>
      <text:p text:style-name="P5"><text:span text:style-name="T4">2</text:span>. Objective of the projec<text:span text:style-name="T4">t</text:span></text:p>
      <text:p text:style-name="P8">The aim of this project is to build the simplest possible Linux System. The targeted device for this operating system is limited resource Embedded Computer. </text:p>
      <text:p text:style-name="P8"/>
      <text:p text:style-name="P8">3. Materials</text:p>
      <text:p text:style-name="P8">There are several materials that provide insight and instructions on making a new Linux Distro. There are two sources that I learn from. The first one is Linux From Scratch Project <text:a xlink:type="simple" xlink:href="http://www.linuxfromscratch.org/" text:style-name="Internet_20_link" text:visited-style-name="Visited_20_Internet_20_Link">http://www.linuxfromscratch.org/</text:a> and Second is from The Linux Foundation. <text:s/></text:p>
      <text:p text:style-name="P8"/>
      <text:p text:style-name="P6">3. Prerequisites</text:p>
      <text:p text:style-name="P10">This project is not an easy task. In order to live with it, you first need to be a powerful Unix command line user. <text:span text:style-name="T8">You need to know how to compile softwares and install them. Also, you need to has knowledge of Operating System, Computer Architecture.</text:span></text:p>
      <text:p text:style-name="P10"><text:span text:style-name="T8"><text:s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07:45.076937519</meta:creation-date>
    <meta:generator>LibreOffice/5.4.4.2$Linux_X86_64 LibreOffice_project/40$Build-2</meta:generator>
    <dc:date>2018-02-17T09:51:14.255260859</dc:date>
    <meta:editing-duration>PT23M29S</meta:editing-duration>
    <meta:editing-cycles>5</meta:editing-cycles>
    <meta:document-statistic meta:table-count="0" meta:image-count="0" meta:object-count="0" meta:page-count="2" meta:paragraph-count="17" meta:word-count="318" meta:character-count="1840" meta:non-whitespace-character-count="1529"/>
  </office:meta>
</office:document-meta>
</file>